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621a74" style:parent-style-name="Graphics">
      <style:graphic-properties style:horizontal-pos="from-left" style:horizontal-rel="paragraph"/>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621a74" svg:height="31.86mm" svg:width="13.67mm" text:anchor-type="as-char"><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7</dc:date>
    <meta:editing-cycles>2</meta:editing-cycles>
    <meta:editing-duration>PT0.007S</meta:editing-duration>
  </office:meta>
</office:document-meta>
</file>